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129">
      <style:text-properties style:font-name="DejaVu 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4" style:family="table-cell" style:parent-style-name="Default" style:data-style-name="N2">
      <style:text-properties style:font-name="DejaVu Sans"/>
    </style:style>
    <style:style style:name="ce5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7" style:family="table-cell" style:parent-style-name="Default" style:data-style-name="N1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29">
      <style:text-properties style:font-name="DejaVu Sans" fo:font-weight="bold" style:font-weight-asian="bold" style:font-weight-complex="bold"/>
    </style:style>
    <style:style style:name="ce10" style:family="table-cell" style:parent-style-name="Default"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3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3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2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2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88" calcext:value-type="float">
            <text:p>88.0</text:p>
          </table:table-cell>
          <table:table-cell table:style-name="ce2"/>
          <table:table-cell/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89" calcext:value-type="float">
            <text:p>89.0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4]*[.D5]*[.D6]" office:value-type="float" office:value="20.930870745" calcext:value-type="float">
            <text:p>20.93</text:p>
          </table:table-cell>
          <table:table-cell table:style-name="ce4" table:formula="of:=0.0001*[.E4]*[.E5]*[.E6]" office:value-type="float" office:value="25.2982521945" calcext:value-type="float">
            <text:p>25.30</text:p>
          </table:table-cell>
          <table:table-cell table:style-name="ce4" table:number-columns-repeated="2"/>
          <table:table-cell table:style-name="ce4" table:formula="of:=0.0001*[.H4]*[.H5]*[.H6]" office:value-type="float" office:value="30.869692" calcext:value-type="float">
            <text:p>30.87</text:p>
          </table:table-cell>
          <table:table-cell table:style-name="ce4" table:formula="of:=0.0001*[.I4]*[.I5]*[.I6]" office:value-type="float" office:value="46.05216" calcext:value-type="float">
            <text:p>46.05</text:p>
          </table:table-cell>
          <table:table-cell table:style-name="ce4"/>
          <table:table-cell/>
          <table:table-cell table:style-name="ce4" table:formula="of:=0.0001*[.L4]*[.L5]*[.L6]" office:value-type="float" office:value="32.344934" calcext:value-type="float">
            <text:p>32.34</text:p>
          </table:table-cell>
          <table:table-cell table:style-name="ce4" table:formula="of:=0.0001*[.M4]*[.M5]*[.M6]" office:value-type="float" office:value="53.60292" calcext:value-type="float">
            <text:p>53.60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5]*[.D6]*0.01" office:value-type="float" office:value="25.64115" calcext:value-type="float">
            <text:p>25.64</text:p>
          </table:table-cell>
          <table:table-cell table:style-name="ce4" table:formula="of:=[.E5]*[.E6]*0.01" office:value-type="float" office:value="28.692585" calcext:value-type="float">
            <text:p>28.69</text:p>
          </table:table-cell>
          <table:table-cell table:style-name="ce4"/>
          <table:table-cell/>
          <table:table-cell table:style-name="ce4" table:formula="of:=[.H5]*[.H6]*0.01" office:value-type="float" office:value="37.1924" calcext:value-type="float">
            <text:p>37.19</text:p>
          </table:table-cell>
          <table:table-cell table:style-name="ce4" table:formula="of:=[.I5]*[.I6]*0.01" office:value-type="float" office:value="54.824" calcext:value-type="float">
            <text:p>54.82</text:p>
          </table:table-cell>
          <table:table-cell table:style-name="ce4"/>
          <table:table-cell/>
          <table:table-cell table:style-name="ce4" table:formula="of:=[.L5]*[.L6]*0.01" office:value-type="float" office:value="38.9698" calcext:value-type="float">
            <text:p>38.97</text:p>
          </table:table-cell>
          <table:table-cell table:style-name="ce4" table:formula="of:=[.M5]*[.M6]*0.01" office:value-type="float" office:value="63.813" calcext:value-type="float">
            <text:p>63.8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5" table:formula="of:=[.D4]*[.D6]*0.01" office:value-type="float" office:value="40.610925" calcext:value-type="float">
            <text:p>40.61</text:p>
          </table:table-cell>
          <table:table-cell table:style-name="ce5" table:formula="of:=[.E4]*[.E6]*0.01" office:value-type="float" office:value="40.073265" calcext:value-type="float">
            <text:p>40.07</text:p>
          </table:table-cell>
          <table:table-cell table:style-name="ce5"/>
          <table:table-cell table:style-name="ce10"/>
          <table:table-cell table:style-name="ce5" table:formula="of:=[.H4]*[.H6]*0.01" office:value-type="float" office:value="59.594" calcext:value-type="float">
            <text:p>59.59</text:p>
          </table:table-cell>
          <table:table-cell table:style-name="ce5" table:formula="of:=[.I4]*[.I6]*0.01" office:value-type="float" office:value="73.92" calcext:value-type="float">
            <text:p>73.92</text:p>
          </table:table-cell>
          <table:table-cell table:style-name="ce5"/>
          <table:table-cell/>
          <table:table-cell table:style-name="ce5" table:formula="of:=[.L4]*[.L6]*0.01" office:value-type="float" office:value="59.677" calcext:value-type="float">
            <text:p>59.68</text:p>
          </table:table-cell>
          <table:table-cell table:style-name="ce5" table:formula="of:=[.M4]*[.M6]*0.01" office:value-type="float" office:value="74.76" calcext:value-type="float">
            <text:p>74.76</text:p>
          </table:table-cell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4]*[.D5]*0.01" office:value-type="float" office:value="42.072102" calcext:value-type="float">
            <text:p>42.07</text:p>
          </table:table-cell>
          <table:table-cell table:style-name="ce4" table:formula="of:=[.E4]*[.E5]*0.01" office:value-type="float" office:value="55.661721" calcext:value-type="float">
            <text:p>55.66</text:p>
          </table:table-cell>
          <table:table-cell table:style-name="ce4"/>
          <table:table-cell/>
          <table:table-cell table:style-name="ce4" table:formula="of:=[.H4]*[.H5]*0.01" office:value-type="float" office:value="42.994" calcext:value-type="float">
            <text:p>42.99</text:p>
          </table:table-cell>
          <table:table-cell table:style-name="ce4" table:formula="of:=[.I4]*[.I5]*0.01" office:value-type="float" office:value="52.332" calcext:value-type="float">
            <text:p>52.33</text:p>
          </table:table-cell>
          <table:table-cell table:style-name="ce4"/>
          <table:table-cell/>
          <table:table-cell table:style-name="ce4" table:formula="of:=[.L4]*[.L5]*0.01" office:value-type="float" office:value="44.986" calcext:value-type="float">
            <text:p>44.99</text:p>
          </table:table-cell>
          <table:table-cell table:style-name="ce4" table:formula="of:=[.M4]*[.M5]*0.01" office:value-type="float" office:value="60.228" calcext:value-type="float">
            <text:p>60.23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2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89.1" calcext:value-type="float">
            <text:p>89.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22]*[.D23]*[.D24]" office:value-type="float" office:value="48.503872" calcext:value-type="float">
            <text:p>48.50</text:p>
          </table:table-cell>
          <table:table-cell table:style-name="ce4" table:formula="of:=0.0001*[.E22]*[.E23]*[.E24]" office:value-type="float" office:value="58.453164" calcext:value-type="float">
            <text:p>58.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4" table:formula="of:=0.000001*[.J21]*[.J22]*[.J23]*[.J24]" office:value-type="float" office:value="29.91244553" calcext:value-type="float">
            <text:p>29.91</text:p>
          </table:table-cell>
          <table:table-cell table:style-name="ce4" table:formula="of:=0.000001*[.K21]*[.K22]*[.K23]*[.K24]" office:value-type="float" office:value="40.707604728" calcext:value-type="float">
            <text:p>40.71</text:p>
          </table:table-cell>
          <table:table-cell table:style-name="ce4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23]*[.D24]*0.01" office:value-type="float" office:value="58.4384" calcext:value-type="float">
            <text:p>58.44</text:p>
          </table:table-cell>
          <table:table-cell table:style-name="ce4" table:formula="of:=[.E23]*[.E24]*0.01" office:value-type="float" office:value="69.5871" calcext:value-type="float">
            <text:p>69.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4" table:formula="of:=100*[.J22]*[.J23]*[.J24]/100^3" office:value-type="float" office:value="36.039091" calcext:value-type="float">
            <text:p>36.04</text:p>
          </table:table-cell>
          <table:table-cell table:style-name="ce4" table:formula="of:=100*[.K22]*[.K23]*[.K24]/100^3" office:value-type="float" office:value="48.4614342" calcext:value-type="float">
            <text:p>48.46</text:p>
          </table:table-cell>
          <table:table-cell table:style-name="ce4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5" table:formula="of:=[.E22]*[.E24]*0.01" office:value-type="float" office:value="74.844" calcext:value-type="float">
            <text:p>74.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4" table:formula="of:=100*[.J21]*[.J23]*[.J24]/100^3" office:value-type="float" office:value="38.00819" calcext:value-type="float">
            <text:p>38.01</text:p>
          </table:table-cell>
          <table:table-cell table:style-name="ce4" table:formula="of:=100*[.K21]*[.K23]*[.K24]/100^3" office:value-type="float" office:value="52.256232" calcext:value-type="float">
            <text:p>52.26</text:p>
          </table:table-cell>
          <table:table-cell table:style-name="ce4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5" table:formula="of:=[.D22]*[.D23]*0.01" office:value-type="float" office:value="65.902" calcext:value-type="float">
            <text:p>65.90</text:p>
          </table:table-cell>
          <table:table-cell table:style-name="ce4" table:formula="of:=[.E22]*[.E23]*0.01" office:value-type="float" office:value="65.604" calcext:value-type="float">
            <text:p>65.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5" table:formula="of:=100*[.J21]*[.J22]*[.J24]/100^3" office:value-type="float" office:value="59.115505" calcext:value-type="float">
            <text:p>59.12</text:p>
          </table:table-cell>
          <table:table-cell table:style-name="ce5" table:formula="of:=100*[.K21]*[.K22]*[.K24]/100^3" office:value-type="float" office:value="63.407484" calcext:value-type="float">
            <text:p>63.41</text:p>
          </table:table-cell>
          <table:table-cell table:style-name="ce5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4" table:formula="of:=100*[.J21]*[.J22]*[.J23]/100^3" office:value-type="float" office:value="33.052426" calcext:value-type="float">
            <text:p>33.05</text:p>
          </table:table-cell>
          <table:table-cell table:style-name="ce4" table:formula="of:=100*[.K21]*[.K22]*[.K23]/100^3" office:value-type="float" office:value="42.009912" calcext:value-type="float">
            <text:p>42.01</text:p>
          </table:table-cell>
          <table:table-cell table:style-name="ce4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6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85.6" calcext:value-type="float">
            <text:p>85.6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6.4" calcext:value-type="float">
            <text:p>96.4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D40]*[.D41]*[.D42]*[.D43]" office:value-type="float" office:value="29.97796032" calcext:value-type="float">
            <text:p>29.98</text:p>
          </table:table-cell>
          <table:table-cell table:style-name="ce4" table:formula="of:=0.000001*[.E40]*[.E41]*[.E42]*[.E43]" office:value-type="float" office:value="49.161161984" calcext:value-type="float">
            <text:p>49.16</text:p>
          </table:table-cell>
          <table:table-cell table:style-name="ce4" table:formula="of:=0.000001*[.F40]*[.F41]*[.F42]*[.F43]" office:value-type="float" office:value="2.3053275" calcext:value-type="float">
            <text:p>2.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J40]*[.J41]*[.J42]*[.J43]" office:value-type="float" office:value="26.8515136" calcext:value-type="float">
            <text:p>26.85</text:p>
          </table:table-cell>
          <table:table-cell table:style-name="ce4" table:formula="of:=0.000001*[.K40]*[.K41]*[.K42]*[.K43]" office:value-type="float" office:value="43.855765668" calcext:value-type="float">
            <text:p>43.86</text:p>
          </table:table-cell>
          <table:table-cell table:style-name="ce4" table:formula="of:=0.000001*[.L40]*[.L41]*[.L42]*[.L43]" office:value-type="float" office:value="2.019203442" calcext:value-type="float">
            <text:p>2.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D41]*[.D42]*[.D43]/100^3" office:value-type="float" office:value="37.4724504" calcext:value-type="float">
            <text:p>37.47</text:p>
          </table:table-cell>
          <table:table-cell table:style-name="ce4" table:formula="of:=100*[.E41]*[.E42]*[.E43]/100^3" office:value-type="float" office:value="55.8649568" calcext:value-type="float">
            <text:p>55.86</text:p>
          </table:table-cell>
          <table:table-cell table:style-name="ce4" table:formula="of:=100*[.F41]*[.F42]*[.F43]/100^3" office:value-type="float" office:value="3.293325" calcext:value-type="float">
            <text:p>3.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J41]*[.J42]*[.J43]/100^3" office:value-type="float" office:value="33.564392" calcext:value-type="float">
            <text:p>33.56</text:p>
          </table:table-cell>
          <table:table-cell table:style-name="ce4" table:formula="of:=100*[.K41]*[.K42]*[.K43]/100^3" office:value-type="float" office:value="49.2761412" calcext:value-type="float">
            <text:p>49.28</text:p>
          </table:table-cell>
          <table:table-cell table:style-name="ce4" table:formula="of:=100*[.L41]*[.L42]*[.L43]/100^3" office:value-type="float" office:value="2.9263818" calcext:value-type="float">
            <text:p>2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D40]*[.D42]*[.D43]/100^3" office:value-type="float" office:value="37.99488" calcext:value-type="float">
            <text:p>37.99</text:p>
          </table:table-cell>
          <table:table-cell table:style-name="ce4" table:formula="of:=100*[.E40]*[.E42]*[.E43]/100^3" office:value-type="float" office:value="57.431264" calcext:value-type="float">
            <text:p>57.43</text:p>
          </table:table-cell>
          <table:table-cell table:style-name="ce4" table:formula="of:=100*[.F40]*[.F42]*[.F43]/100^3" office:value-type="float" office:value="3.4153" calcext:value-type="float">
            <text:p>3.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J40]*[.J42]*[.J43]/100^3" office:value-type="float" office:value="33.6064" calcext:value-type="float">
            <text:p>33.61</text:p>
          </table:table-cell>
          <table:table-cell table:style-name="ce4" table:formula="of:=100*[.K40]*[.K42]*[.K43]/100^3" office:value-type="float" office:value="51.113946" calcext:value-type="float">
            <text:p>51.11</text:p>
          </table:table-cell>
          <table:table-cell table:style-name="ce4" table:formula="of:=100*[.L40]*[.L42]*[.L43]/100^3" office:value-type="float" office:value="2.956374" calcext:value-type="float">
            <text:p>2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D40]*[.D41]*[.D43]/100^3" office:value-type="float" office:value="58.32288" calcext:value-type="float">
            <text:p>58.32</text:p>
          </table:table-cell>
          <table:table-cell table:style-name="ce5" table:formula="of:=100*[.E40]*[.E41]*[.E43]/100^3" office:value-type="float" office:value="72.616192" calcext:value-type="float">
            <text:p>72.62</text:p>
          </table:table-cell>
          <table:table-cell table:style-name="ce5" table:formula="of:=100*[.F40]*[.F41]*[.F43]/100^3" office:value-type="float" office:value="28.11375" calcext:value-type="float">
            <text:p>28.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J40]*[.J41]*[.J43]/100^3" office:value-type="float" office:value="60.34048" calcext:value-type="float">
            <text:p>60.34</text:p>
          </table:table-cell>
          <table:table-cell table:style-name="ce5" table:formula="of:=100*[.K40]*[.K41]*[.K43]/100^3" office:value-type="float" office:value="73.460244" calcext:value-type="float">
            <text:p>73.46</text:p>
          </table:table-cell>
          <table:table-cell table:style-name="ce5" table:formula="of:=100*[.L40]*[.L41]*[.L43]/100^3" office:value-type="float" office:value="27.286533" calcext:value-type="float">
            <text:p>27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D40]*[.D41]*[.D42]/100^3" office:value-type="float" office:value="32.44368" calcext:value-type="float">
            <text:p>32.44</text:p>
          </table:table-cell>
          <table:table-cell table:style-name="ce4" table:formula="of:=100*[.E40]*[.E41]*[.E42]/100^3" office:value-type="float" office:value="50.997056" calcext:value-type="float">
            <text:p>51.00</text:p>
          </table:table-cell>
          <table:table-cell table:style-name="ce4" table:formula="of:=100*[.F40]*[.F41]*[.F42]/100^3" office:value-type="float" office:value="3.8745" calcext:value-type="float">
            <text:p>3.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J40]*[.J41]*[.J42]/100^3" office:value-type="float" office:value="28.4444" calcext:value-type="float">
            <text:p>28.44</text:p>
          </table:table-cell>
          <table:table-cell table:style-name="ce4" table:formula="of:=100*[.K40]*[.K41]*[.K42]/100^3" office:value-type="float" office:value="45.588114" calcext:value-type="float">
            <text:p>45.59</text:p>
          </table:table-cell>
          <table:table-cell table:style-name="ce4" table:formula="of:=100*[.L40]*[.L41]*[.L42]/100^3" office:value-type="float" office:value="3.487398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6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style-name="Default"/>
          <table:table-cell office:value-type="float" office:value="33.1" calcext:value-type="float">
            <text:p>33.1</text:p>
          </table:table-cell>
          <table:table-cell office:value-type="float" office:value="25.2" calcext:value-type="float">
            <text:p>25.2</text:p>
          </table:table-cell>
          <table:table-cell office:value-type="float" office:value="32.9" calcext:value-type="float">
            <text:p>32.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7.3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58]*[.D59]*[.D60]*[.D61]" office:value-type="float" office:value="26.8515136" calcext:value-type="float">
            <text:p>26.9</text:p>
          </table:table-cell>
          <table:table-cell table:style-name="ce2" table:formula="of:=0.000001*[.E58]*[.E59]*[.E60]*[.E61]" office:value-type="float" office:value="43.855765668" calcext:value-type="float">
            <text:p>43.9</text:p>
          </table:table-cell>
          <table:table-cell table:style-name="ce2" table:formula="of:=0.000001*[.F58]*[.F59]*[.F60]*[.F61]" office:value-type="float" office:value="2.019203442" calcext:value-type="float">
            <text:p>2.0</text:p>
          </table:table-cell>
          <table:table-cell table:style-name="Default"/>
          <table:table-cell table:style-name="ce2" table:formula="of:=0.000001*[.H58]*[.H59]*[.H60]*[.H61]" office:value-type="float" office:value="0.990683" calcext:value-type="float">
            <text:p>1.0</text:p>
          </table:table-cell>
          <table:table-cell table:style-name="ce2" table:formula="of:=0.000001*[.I58]*[.I59]*[.I60]*[.I61]" office:value-type="float" office:value="0.158004" calcext:value-type="float">
            <text:p>0.2</text:p>
          </table:table-cell>
          <table:table-cell table:style-name="ce2" table:formula="of:=0.000001*[.J58]*[.J59]*[.J60]*[.J61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59]*[.D60]*[.D61]/100^3" office:value-type="float" office:value="33.564392" calcext:value-type="float">
            <text:p>33.6</text:p>
          </table:table-cell>
          <table:table-cell table:style-name="ce2" table:formula="of:=100*[.E59]*[.E60]*[.E61]/100^3" office:value-type="float" office:value="49.2761412" calcext:value-type="float">
            <text:p>49.3</text:p>
          </table:table-cell>
          <table:table-cell table:style-name="ce2" table:formula="of:=100*[.F59]*[.F60]*[.F61]/100^3" office:value-type="float" office:value="2.9263818" calcext:value-type="float">
            <text:p>2.9</text:p>
          </table:table-cell>
          <table:table-cell table:style-name="Default"/>
          <table:table-cell table:style-name="ce2" table:formula="of:=100*[.H59]*[.H60]*[.H61]/100^3" office:value-type="float" office:value="2.4163" calcext:value-type="float">
            <text:p>2.4</text:p>
          </table:table-cell>
          <table:table-cell table:style-name="ce2" table:formula="of:=100*[.I59]*[.I60]*[.I61]/100^3" office:value-type="float" office:value="0.4788" calcext:value-type="float">
            <text:p>0.5</text:p>
          </table:table-cell>
          <table:table-cell table:style-name="ce2" table:formula="of:=100*[.J59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58]*[.D60]*[.D61]/100^3" office:value-type="float" office:value="33.6064" calcext:value-type="float">
            <text:p>33.6</text:p>
          </table:table-cell>
          <table:table-cell table:style-name="ce2" table:formula="of:=100*[.E58]*[.E60]*[.E61]/100^3" office:value-type="float" office:value="51.113946" calcext:value-type="float">
            <text:p>51.1</text:p>
          </table:table-cell>
          <table:table-cell table:style-name="ce2" table:formula="of:=100*[.F58]*[.F60]*[.F61]/100^3" office:value-type="float" office:value="2.956374" calcext:value-type="float">
            <text:p>3.0</text:p>
          </table:table-cell>
          <table:table-cell table:style-name="Default"/>
          <table:table-cell table:style-name="ce2" table:formula="of:=100*[.H58]*[.H60]*[.H61]/100^3" office:value-type="float" office:value="2.993" calcext:value-type="float">
            <text:p>3.0</text:p>
          </table:table-cell>
          <table:table-cell table:style-name="ce2" table:formula="of:=100*[.I58]*[.I60]*[.I61]/100^3" office:value-type="float" office:value="0.627" calcext:value-type="float">
            <text:p>0.6</text:p>
          </table:table-cell>
          <table:table-cell table:style-name="ce2" table:formula="of:=100*[.J58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.3</text:p>
          </table:table-cell>
          <table:table-cell table:style-name="ce9" table:formula="of:=100*[.E58]*[.E59]*[.E61]/100^3" office:value-type="float" office:value="73.460244" calcext:value-type="float">
            <text:p>73.5</text:p>
          </table:table-cell>
          <table:table-cell table:style-name="ce9" table:formula="of:=100*[.F58]*[.F59]*[.F61]/100^3" office:value-type="float" office:value="27.286533" calcext:value-type="float">
            <text:p>27.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.6</text:p>
          </table:table-cell>
          <table:table-cell table:style-name="ce9" table:formula="of:=100*[.I58]*[.I59]*[.I61]/100^3" office:value-type="float" office:value="8.316" calcext:value-type="float">
            <text:p>8.3</text:p>
          </table:table-cell>
          <table:table-cell table:style-name="ce9" table:formula="of:=100*[.J58]*[.J59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58]*[.D59]*[.D60]/100^3" office:value-type="float" office:value="28.4444" calcext:value-type="float">
            <text:p>28.4</text:p>
          </table:table-cell>
          <table:table-cell table:style-name="ce2" table:formula="of:=100*[.E58]*[.E59]*[.E60]/100^3" office:value-type="float" office:value="45.588114" calcext:value-type="float">
            <text:p>45.6</text:p>
          </table:table-cell>
          <table:table-cell table:style-name="ce2" table:formula="of:=100*[.F58]*[.F59]*[.F60]/100^3" office:value-type="float" office:value="3.487398" calcext:value-type="float">
            <text:p>3.5</text:p>
          </table:table-cell>
          <table:table-cell table:style-name="Default"/>
          <table:table-cell table:style-name="ce2" table:formula="of:=100*[.H58]*[.H59]*[.H60]/100^3" office:value-type="float" office:value="0.990683" calcext:value-type="float">
            <text:p>1.0</text:p>
          </table:table-cell>
          <table:table-cell table:style-name="ce2" table:formula="of:=100*[.I58]*[.I59]*[.I60]/100^3" office:value-type="float" office:value="0.158004" calcext:value-type="float">
            <text:p>0.2</text:p>
          </table:table-cell>
          <table:table-cell table:style-name="ce2" table:formula="of:=100*[.J58]*[.J59]*[.J60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8" calcext:value-type="float">
            <text:p>58.0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77]*[.D78]*[.D80]*[.D81]" office:value-type="float" office:value="26.8515136" calcext:value-type="float">
            <text:p>26.9</text:p>
          </table:table-cell>
          <table:table-cell table:style-name="ce2" table:formula="of:=0.000001*[.E77]*[.E78]*[.E80]*[.E81]" office:value-type="float" office:value="43.855765668" calcext:value-type="float">
            <text:p>43.9</text:p>
          </table:table-cell>
          <table:table-cell table:style-name="ce2" table:formula="of:=0.000001*[.F77]*[.F78]*[.F80]*[.F81]" office:value-type="float" office:value="2.019203442" calcext:value-type="float">
            <text:p>2.0</text:p>
          </table:table-cell>
          <table:table-cell/>
          <table:table-cell table:style-name="ce2" table:formula="of:=0.000001*[.H77]*[.H78]*[.H80]*[.H81]" office:value-type="float" office:value="1.32132" calcext:value-type="float">
            <text:p>1.3</text:p>
          </table:table-cell>
          <table:table-cell table:style-name="ce2" table:formula="of:=0.000001*[.I77]*[.I78]*[.I80]*[.I81]" office:value-type="float" office:value="0.155363" calcext:value-type="float">
            <text:p>0.2</text:p>
          </table:table-cell>
          <table:table-cell table:style-name="ce2" table:formula="of:=0.000001*[.J77]*[.J78]*[.J80]*[.J81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78]*[.D80]*[.D81]/100^3" office:value-type="float" office:value="33.564392" calcext:value-type="float">
            <text:p>33.6</text:p>
          </table:table-cell>
          <table:table-cell table:style-name="ce2" table:formula="of:=100*[.E78]*[.E80]*[.E81]/100^3" office:value-type="float" office:value="49.2761412" calcext:value-type="float">
            <text:p>49.3</text:p>
          </table:table-cell>
          <table:table-cell table:style-name="ce2" table:formula="of:=100*[.F78]*[.F80]*[.F81]/100^3" office:value-type="float" office:value="2.9263818" calcext:value-type="float">
            <text:p>2.9</text:p>
          </table:table-cell>
          <table:table-cell/>
          <table:table-cell table:style-name="ce2" table:formula="of:=100*[.H78]*[.H80]*[.H81]/100^3" office:value-type="float" office:value="2.541" calcext:value-type="float">
            <text:p>2.5</text:p>
          </table:table-cell>
          <table:table-cell table:style-name="ce2" table:formula="of:=100*[.I78]*[.I80]*[.I81]/100^3" office:value-type="float" office:value="0.4199" calcext:value-type="float">
            <text:p>0.4</text:p>
          </table:table-cell>
          <table:table-cell table:style-name="ce2" table:formula="of:=100*[.J78]*[.J80]*[.J81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77]*[.D80]*[.D81]/100^3" office:value-type="float" office:value="33.6064" calcext:value-type="float">
            <text:p>33.6</text:p>
          </table:table-cell>
          <table:table-cell table:style-name="ce2" table:formula="of:=100*[.E77]*[.E80]*[.E81]/100^3" office:value-type="float" office:value="51.113946" calcext:value-type="float">
            <text:p>51.1</text:p>
          </table:table-cell>
          <table:table-cell table:style-name="ce2" table:formula="of:=100*[.F77]*[.F80]*[.F81]/100^3" office:value-type="float" office:value="2.956374" calcext:value-type="float">
            <text:p>3.0</text:p>
          </table:table-cell>
          <table:table-cell/>
          <table:table-cell table:style-name="ce2" table:formula="of:=100*[.H77]*[.H80]*[.H81]/100^3" office:value-type="float" office:value="5.46" calcext:value-type="float">
            <text:p>5.5</text:p>
          </table:table-cell>
          <table:table-cell table:style-name="ce2" table:formula="of:=100*[.I77]*[.I80]*[.I81]/100^3" office:value-type="float" office:value="0.629" calcext:value-type="float">
            <text:p>0.6</text:p>
          </table:table-cell>
          <table:table-cell table:style-name="ce2" table:formula="of:=100*[.J77]*[.J80]*[.J81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77]*[.D78]*[.D81]/100^3" office:value-type="float" office:value="60.34048" calcext:value-type="float">
            <text:p>60.3</text:p>
          </table:table-cell>
          <table:table-cell table:style-name="ce9" table:formula="of:=100*[.E77]*[.E78]*[.E81]/100^3" office:value-type="float" office:value="73.460244" calcext:value-type="float">
            <text:p>73.5</text:p>
          </table:table-cell>
          <table:table-cell table:style-name="ce9" table:formula="of:=100*[.F77]*[.F78]*[.F81]/100^3" office:value-type="float" office:value="27.286533" calcext:value-type="float">
            <text:p>27.3</text:p>
          </table:table-cell>
          <table:table-cell/>
          <table:table-cell table:style-name="ce9" table:formula="of:=100*[.H77]*[.H78]*[.H81]/100^3" office:value-type="float" office:value="12.584" calcext:value-type="float">
            <text:p>12.6</text:p>
          </table:table-cell>
          <table:table-cell table:style-name="ce9" table:formula="of:=100*[.I77]*[.I78]*[.I81]/100^3" office:value-type="float" office:value="9.139" calcext:value-type="float">
            <text:p>9.1</text:p>
          </table:table-cell>
          <table:table-cell table:style-name="ce9" table:formula="of:=100*[.J77]*[.J78]*[.J81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77]*[.D78]*[.D80]/100^3" office:value-type="float" office:value="28.4444" calcext:value-type="float">
            <text:p>28.4</text:p>
          </table:table-cell>
          <table:table-cell table:style-name="ce2" table:formula="of:=100*[.E77]*[.E78]*[.E80]/100^3" office:value-type="float" office:value="45.588114" calcext:value-type="float">
            <text:p>45.6</text:p>
          </table:table-cell>
          <table:table-cell table:style-name="ce2" table:formula="of:=100*[.F77]*[.F78]*[.F80]/100^3" office:value-type="float" office:value="3.487398" calcext:value-type="float">
            <text:p>3.5</text:p>
          </table:table-cell>
          <table:table-cell/>
          <table:table-cell table:style-name="ce2" table:formula="of:=100*[.H77]*[.H78]*[.H80]/100^3" office:value-type="float" office:value="1.32132" calcext:value-type="float">
            <text:p>1.3</text:p>
          </table:table-cell>
          <table:table-cell table:style-name="ce2" table:formula="of:=100*[.I77]*[.I78]*[.I80]/100^3" office:value-type="float" office:value="0.155363" calcext:value-type="float">
            <text:p>0.2</text:p>
          </table:table-cell>
          <table:table-cell table:style-name="ce2" table:formula="of:=100*[.J77]*[.J78]*[.J80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 + update VerbeNet + update kicktionary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percentage-style style:name="N135">
      <number:number number:decimal-places="3" number:min-integer-digits="1"/>
      <number:text>%</number:text>
    </number:percentage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0:10:30.69668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1-26T14:44:01.056950693</dc:date>
    <meta:editing-duration>P2DT10H19M57S</meta:editing-duration>
    <meta:editing-cycles>12</meta:editing-cycles>
    <meta:generator>LibreOffice/4.3.4.1$Linux_X86_64 LibreOffice_project/430m0$Build-1</meta:generator>
    <meta:document-statistic meta:table-count="1" meta:cell-count="353" meta:object-count="0"/>
  </office:meta>
</office:document-meta>
</file>